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A9B94A97.png"/>
  <manifest:file-entry manifest:media-type="image/png" manifest:full-path="Pictures/1000020100000010000000100411845E.png"/>
  <manifest:file-entry manifest:media-type="image/png" manifest:full-path="Pictures/100002010000001000000010972C5C3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ubrik 1</text:h>
      <text:h text:style-name="Heading_20_2" text:outline-level="2">Rubrik 2</text:h>
      <text:h text:style-name="Heading_20_3" text:outline-level="3">Rubrik 3</text:h>
      <text:p text:style-name="Text_20_body">Brödtext</text:p>
      <text:list xml:id="list29163057" text:style-name="L1">
        <text:list-item>
          <text:p text:style-name="P1">Punktlista 1</text:p>
        </text:list-item>
        <text:list-item>
          <text:p text:style-name="P1">Punktlista 2</text:p>
        </text:list-item>
      </text:list>
      <text:p text:style-name="Text_20_body">Brödtext igen.</text:p>
      <text:list xml:id="list29172018" text:style-name="L2">
        <text:list-item>
          <text:p text:style-name="P2">Numrerad lista 1</text:p>
        </text:list-item>
        <text:list-item>
          <text:p text:style-name="P2">Numrerad lista 2</text:p>
        </text:list-item>
      </text:list>
      <text:p text:style-name="Text_20_body">Brödtext</text:p>
      <text:p text:style-name="Text_20_body"><draw:frame draw:style-name="fr1" draw:name="graphics1" text:anchor-type="as-char" svg:width="0.423cm" svg:height="0.423cm" draw:z-index="0"><draw:image xlink:href="Pictures/100002010000001000000010972C5C36.png" xlink:type="simple" xlink:show="embed" xlink:actuate="onLoad"/></draw:frame></text:p>
      <text:p text:style-name="Text_20_body">Brödtext med inline <draw:frame draw:style-name="fr1" draw:name="grafik2" text:anchor-type="as-char" svg:width="0.423cm" svg:height="0.423cm" draw:z-index="2"><draw:image xlink:href="Pictures/100002010000001000000010A9B94A97.png" xlink:type="simple" xlink:show="embed" xlink:actuate="onLoad"/></draw:frame> picture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Cell 1.1</text:p>
          </table:table-cell>
          <table:table-cell table:style-name="Table1.A1" office:value-type="string">
            <text:p text:style-name="Table_20_Contents">Cell 1.2</text:p>
          </table:table-cell>
          <table:table-cell table:style-name="Table1.C1" office:value-type="string">
            <text:p text:style-name="Table_20_Contents">Cell 1.3</text:p>
          </table:table-cell>
        </table:table-row>
        <table:table-row>
          <table:table-cell table:style-name="Table1.A2" office:value-type="string">
            <text:p text:style-name="Table_20_Contents">Cell 2.1</text:p>
          </table:table-cell>
          <table:table-cell table:style-name="Table1.A2" office:value-type="string">
            <text:p text:style-name="Table_20_Contents">Cell 2.2 with in <draw:frame draw:style-name="fr1" draw:name="grafik1" text:anchor-type="as-char" svg:width="0.423cm" svg:height="0.423cm" draw:z-index="1"><draw:image xlink:href="Pictures/1000020100000010000000100411845E.png" xlink:type="simple" xlink:show="embed" xlink:actuate="onLoad"/></draw:frame> text</text:p>
          </table:table-cell>
          <table:table-cell table:style-name="Table1.C2" office:value-type="string">
            <text:p text:style-name="Table_20_Contents">Cell 2.3</text:p>
          </table:table-cell>
        </table:table-row>
      </table:table>
      <text:p text:style-name="Text_20_body">Bröd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Jonas Nyström</meta:initial-creator>
    <meta:creation-date>2010-08-23T08:26:16.35</meta:creation-date>
    <dc:date>2010-08-23T09:09:26.67</dc:date>
    <dc:creator>Jonas Nyström</dc:creator>
    <meta:editing-duration>PT00H07M19S</meta:editing-duration>
    <meta:editing-cycles>3</meta:editing-cycles>
    <meta:generator>OpenOffice.org/3.1$Win32 OpenOffice.org_project/310m11$Build-9399</meta:generator>
    <meta:document-statistic meta:table-count="1" meta:image-count="3" meta:object-count="0" meta:page-count="1" meta:paragraph-count="19" meta:word-count="44" meta:character-count="217"/>
  </office:meta>
</office:document-meta>
</file>